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C10000048154AF66733BBEABDD.png" manifest:media-type="image/png"/>
  <manifest:file-entry manifest:full-path="Pictures/20000002000002D100000361ED4E8DDF15934679.eps" manifest:media-type="image/x-eps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draw:stroke="none" svg:stroke-color="#000000" draw:fill="none" draw:fill-color="#ffffff" fo:min-height="0.039cm"/>
    </style:style>
    <style:style style:name="gr4" style:family="graphic" style:parent-style-name="standard">
      <style:graphic-properties svg:stroke-color="#000000" draw:fill-color="#000fff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000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668cm" svg:height="13.999cm" svg:x="0.112cm" svg:y="0.001cm">
          <draw:image xlink:href="Pictures/20000002000002D100000361ED4E8DDF15934679.eps" xlink:type="simple" xlink:show="embed" xlink:actuate="onLoad" loext:mime-type="image/x-svm">
            <text:p/>
          </draw:image>
          <draw:image xlink:href="Pictures/10000200000003C10000048154AF66733BBEABDD.png" xlink:type="simple" xlink:show="embed" xlink:actuate="onLoad" loext:mime-type="image/png"/>
        </draw:frame>
        <draw:g>
          <draw:g>
            <draw:custom-shape draw:style-name="gr2" draw:text-style-name="P2" draw:layer="layout" svg:width="0.46cm" svg:height="0.4cm" svg:x="6.166cm" svg:y="14.2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5.56cm" svg:height="0.725cm" svg:x="6.566cm" svg:y="14.038cm">
              <draw:text-box>
                <text:p text:style-name="P3"><text:span text:style-name="T1">non-parallelizable</text:span></text:p>
              </draw:text-box>
            </draw:frame>
          </draw:g>
          <draw:g>
            <draw:custom-shape draw:style-name="gr4" draw:text-style-name="P5" draw:layer="layout" svg:width="0.46cm" svg:height="0.4cm" svg:x="1.966cm" svg:y="14.2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3cm" svg:height="0.725cm" svg:x="2.366cm" svg:y="14.038cm">
              <draw:text-box>
                <text:p text:style-name="P3"><text:span text:style-name="T1">parallelizable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1.66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7T11:40:41.094549630</meta:creation-date>
    <dc:date>2019-08-01T13:44:16.135350912</dc:date>
    <meta:editing-duration>PT33M48S</meta:editing-duration>
    <meta:editing-cycles>10</meta:editing-cycles>
    <meta:generator>LibreOffice/6.1.4.2$Linux_X86_64 LibreOffice_project/10$Build-2</meta:generator>
    <meta:document-statistic meta:object-count="8"/>
  </office:meta>
</office:document-meta>
</file>